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80000067BF9EF1D5EBDCE4B0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opacity="100%" draw:textarea-horizontal-align="justify" draw:textarea-vertical-align="middle" draw:auto-grow-height="false" fo:min-height="16.568cm" fo:min-width="10.93cm"/>
    </style:style>
    <style:style style:name="gr3" style:family="graphic" style:parent-style-name="standard">
      <style:graphic-properties svg:stroke-color="#00ccff" draw:fill-color="#00ccff" draw:textarea-horizontal-align="justify" draw:textarea-vertical-align="middle" draw:auto-grow-height="false" fo:min-height="1.401cm" fo:min-width="10.93cm"/>
    </style:style>
    <style:style style:name="gr4" style:family="graphic" style:parent-style-name="standard">
      <style:graphic-properties svg:stroke-color="#ffff99" draw:fill-color="#ffffff" draw:textarea-horizontal-align="justify" draw:textarea-vertical-align="middle" draw:auto-grow-height="false" fo:min-height="0.639cm" fo:min-width="0cm"/>
    </style:style>
    <style:style style:name="gr5" style:family="graphic" style:parent-style-name="standard">
      <style:graphic-properties svg:stroke-color="#b2b2b2" draw:fill-color="#ffffff" draw:textarea-horizontal-align="justify" draw:textarea-vertical-align="middle" draw:auto-grow-height="false" fo:min-height="2.29cm" fo:min-width="10.93cm"/>
    </style:style>
    <style:style style:name="gr6" style:family="graphic" style:parent-style-name="standard">
      <style:graphic-properties svg:stroke-width="0.106cm" svg:stroke-color="#b2b2b2" draw:marker-start-width="0.359cm" draw:marker-end-width="0.359cm" draw:fill-color="#eeeeee" draw:textarea-horizontal-align="justify" draw:textarea-vertical-align="middle" draw:auto-grow-height="false" fo:min-height="1.34cm" fo:min-width="5.562cm" fo:padding-top="0.178cm" fo:padding-bottom="0.178cm" fo:padding-left="0.303cm" fo:padding-right="0.303cm"/>
    </style:style>
    <style:style style:name="gr7" style:family="graphic" style:parent-style-name="standard">
      <style:graphic-properties svg:stroke-color="#6699cc" svg:stroke-opacity="50%" draw:fill-color="#6699cc" draw:opacity="50%" draw:textarea-horizontal-align="justify" draw:textarea-vertical-align="middle" draw:auto-grow-height="false" fo:min-height="0.021cm" fo:min-width="0.62cm"/>
    </style:style>
    <style:style style:name="gr8" style:family="graphic" style:parent-style-name="standard">
      <style:graphic-properties svg:stroke-color="#00ccff" draw:fill-color="#00ccff" draw:textarea-horizontal-align="justify" draw:textarea-vertical-align="middle" draw:auto-grow-height="false" fo:min-height="0.199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00ccff"/>
      <style:paragraph-properties fo:text-align="start"/>
      <style:text-properties fo:color="#ffffff" fo:font-size="26pt" style:font-size-asian="26pt" style:font-size-complex="26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paragraph-properties fo:text-align="start"/>
      <style:text-properties fo:color="#666666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eeeeee"/>
      <style:paragraph-properties fo:text-align="center"/>
      <style:text-properties fo:color="#666666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-color="#6699cc" draw:opacity="50%"/>
      <style:paragraph-properties fo:text-align="center"/>
    </style:style>
    <style:style style:name="P10" style:family="paragraph">
      <loext:graphic-properties draw:fill-color="#00ccff"/>
      <style:paragraph-properties fo:text-align="center"/>
    </style:style>
    <style:style style:name="T1" style:family="text">
      <style:text-properties fo:color="#ffffff" fo:font-size="26pt" style:font-size-asian="26pt" style:font-size-complex="26pt"/>
    </style:style>
    <style:style style:name="T2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666666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666666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5cm" svg:height="24.61cm" svg:x="2.271cm" svg:y="2.239cm">
          <draw:image xlink:href="Pictures/10000201000003580000067BF9EF1D5EBDCE4B0D.png" xlink:type="simple" xlink:show="embed" xlink:actuate="onLoad">
            <text:p/>
          </draw:image>
        </draw:frame>
        <draw:custom-shape draw:style-name="gr2" draw:text-style-name="P2" draw:layer="layout" svg:width="11.43cm" svg:height="16.818cm" svg:x="2.905cm" svg:y="5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1.43cm" svg:height="1.651cm" svg:x="2.905cm" svg:y="5.699cm">
          <text:p text:style-name="P3"><text:span text:style-name="T1"><text:tab/></text:span><text:span text:style-name="T2">Password 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0.443cm" svg:height="0.888cm" draw:transform="rotate (3.1401963901882) translate (3.956cm 6.969cm)">
          <text:p/>
          <draw:enhanced-geometry svg:viewBox="0 0 21600 21600" draw:mirror-horizontal="false" draw:mirror-vertical="false" draw:text-areas="0 0 21600 21600" draw:type="chevron" draw:modifiers="10442.834645669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11.43cm" svg:height="2.54cm" svg:x="2.905cm" svg:y="7.35cm">
          <text:p text:style-name="P3"><text:span text:style-name="T3">Length</text:span></text:p>
          <text:p text:style-name="P3"><text:span text:style-name="T4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1.43cm" svg:height="2.54cm" svg:x="2.905cm" svg:y="9.89cm">
          <text:p text:style-name="P3"><text:span text:style-name="T3">Capital letter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1.43cm" svg:height="2.54cm" svg:x="2.905cm" svg:y="12.43cm">
          <text:p text:style-name="P3"><text:span text:style-name="T3">Numb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1.43cm" svg:height="2.54cm" svg:x="2.905cm" svg:y="14.97cm">
          <text:p text:style-name="P3"><text:span text:style-name="T3">Special charac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6.35cm" svg:height="1.878cm" svg:x="5.445cm" svg:y="20.585cm">
          <text:p text:style-name="P7"><text:span text:style-name="T3">Gene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9" draw:layer="layout" svg:width="1.23cm" svg:height="0.381cm" svg:x="12.43cm" svg:y="13.57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0" draw:layer="layout" svg:width="0.635cm" svg:height="0.635cm" svg:x="13.065cm" svg:y="13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9" draw:layer="layout" svg:width="1.23cm" svg:height="0.381cm" svg:x="12.43cm" svg:y="11.03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0" draw:layer="layout" svg:width="0.635cm" svg:height="0.635cm" svg:x="13.065cm" svg:y="10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9" draw:layer="layout" svg:width="1.23cm" svg:height="0.381cm" svg:x="12.43cm" svg:y="16.11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0" draw:layer="layout" svg:width="0.635cm" svg:height="0.635cm" svg:x="13.065cm" svg:y="15.9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draw:layer="layout" svg:width="11.43cm" svg:height="2.54cm" svg:x="2.905cm" svg:y="17.51cm">
          <text:p text:style-name="P3"><text:span text:style-name="T3">Exclude</text:span></text:p>
          <text:p text:style-name="P3"><text:span text:style-name="T4">&amp;$: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7.2cm" fo:page-height="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2T08:13:27.493227268</meta:creation-date>
    <dc:date>2017-11-03T11:01:10.871000000</dc:date>
    <meta:editing-duration>PT28M53S</meta:editing-duration>
    <meta:editing-cycles>11</meta:editing-cycles>
    <meta:generator>LibreOffice/5.2.7.2$Windows_x86 LibreOffice_project/2b7f1e640c46ceb28adf43ee075a6e8b8439ed10</meta:generator>
    <meta:document-statistic meta:object-count="19"/>
  </office:meta>
</office:document-meta>
</file>